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6.493cm" style:rel-column-width="24191*"/>
    </style:style>
    <style:style style:name="Table3.B" style:family="table-column">
      <style:table-column-properties style:column-width="1.674cm" style:rel-column-width="6236*"/>
    </style:style>
    <style:style style:name="Table3.C" style:family="table-column">
      <style:table-column-properties style:column-width="1.291cm" style:rel-column-width="4810*"/>
    </style:style>
    <style:style style:name="Table3.D" style:family="table-column">
      <style:table-column-properties style:column-width="1.274cm" style:rel-column-width="4744*"/>
    </style:style>
    <style:style style:name="Table3.E" style:family="table-column">
      <style:table-column-properties style:column-width="3.789cm" style:rel-column-width="14116*"/>
    </style:style>
    <style:style style:name="Table3.F" style:family="table-column">
      <style:table-column-properties style:column-width="3.069cm" style:rel-column-width="11438*"/>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F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6.493cm" style:rel-column-width="24191*"/>
    </style:style>
    <style:style style:name="Table2.B" style:family="table-column">
      <style:table-column-properties style:column-width="1.674cm" style:rel-column-width="6236*"/>
    </style:style>
    <style:style style:name="Table2.C" style:family="table-column">
      <style:table-column-properties style:column-width="1.291cm" style:rel-column-width="4810*"/>
    </style:style>
    <style:style style:name="Table2.D" style:family="table-column">
      <style:table-column-properties style:column-width="1.274cm" style:rel-column-width="4744*"/>
    </style:style>
    <style:style style:name="Table2.E" style:family="table-column">
      <style:table-column-properties style:column-width="3.838cm" style:rel-column-width="14300*"/>
    </style:style>
    <style:style style:name="Table2.F" style:family="table-column">
      <style:table-column-properties style:column-width="3.02cm" style:rel-column-width="11254*"/>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6.493cm" style:rel-column-width="24191*"/>
    </style:style>
    <style:style style:name="Table4.B" style:family="table-column">
      <style:table-column-properties style:column-width="1.674cm" style:rel-column-width="6236*"/>
    </style:style>
    <style:style style:name="Table4.C" style:family="table-column">
      <style:table-column-properties style:column-width="1.291cm" style:rel-column-width="4810*"/>
    </style:style>
    <style:style style:name="Table4.D" style:family="table-column">
      <style:table-column-properties style:column-width="1.274cm" style:rel-column-width="4744*"/>
    </style:style>
    <style:style style:name="Table4.E" style:family="table-column">
      <style:table-column-properties style:column-width="3.912cm" style:rel-column-width="14576*"/>
    </style:style>
    <style:style style:name="Table4.F" style:family="table-column">
      <style:table-column-properties style:column-width="2.946cm" style:rel-column-width="10978*"/>
    </style:style>
    <style:style style:name="Table4.A1" style:family="table-cell">
      <style:table-cell-properties style:vertical-align="middle" fo:padding="0.097cm" fo:border-left="0.05pt solid #000000" fo:border-right="none" fo:border-top="0.05pt solid #000000" fo:border-bottom="0.05pt solid #000000"/>
    </style:style>
    <style:style style:name="Table4.F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F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6.493cm" style:rel-column-width="24191*"/>
    </style:style>
    <style:style style:name="Table5.B" style:family="table-column">
      <style:table-column-properties style:column-width="1.674cm" style:rel-column-width="6236*"/>
    </style:style>
    <style:style style:name="Table5.C" style:family="table-column">
      <style:table-column-properties style:column-width="1.291cm" style:rel-column-width="4810*"/>
    </style:style>
    <style:style style:name="Table5.D" style:family="table-column">
      <style:table-column-properties style:column-width="1.274cm" style:rel-column-width="4744*"/>
    </style:style>
    <style:style style:name="Table5.E" style:family="table-column">
      <style:table-column-properties style:column-width="3.833cm" style:rel-column-width="14280*"/>
    </style:style>
    <style:style style:name="Table5.F" style:family="table-column">
      <style:table-column-properties style:column-width="3.025cm" style:rel-column-width="11274*"/>
    </style:style>
    <style:style style:name="Table5.A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F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6.493cm" style:rel-column-width="24191*"/>
    </style:style>
    <style:style style:name="Table6.B" style:family="table-column">
      <style:table-column-properties style:column-width="1.674cm" style:rel-column-width="6236*"/>
    </style:style>
    <style:style style:name="Table6.C" style:family="table-column">
      <style:table-column-properties style:column-width="1.291cm" style:rel-column-width="4810*"/>
    </style:style>
    <style:style style:name="Table6.D" style:family="table-column">
      <style:table-column-properties style:column-width="1.274cm" style:rel-column-width="4744*"/>
    </style:style>
    <style:style style:name="Table6.E" style:family="table-column">
      <style:table-column-properties style:column-width="3.833cm" style:rel-column-width="14280*"/>
    </style:style>
    <style:style style:name="Table6.F" style:family="table-column">
      <style:table-column-properties style:column-width="3.025cm" style:rel-column-width="11274*"/>
    </style:style>
    <style:style style:name="Table6.A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F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6.493cm" style:rel-column-width="24191*"/>
    </style:style>
    <style:style style:name="Table7.B" style:family="table-column">
      <style:table-column-properties style:column-width="1.674cm" style:rel-column-width="6236*"/>
    </style:style>
    <style:style style:name="Table7.C" style:family="table-column">
      <style:table-column-properties style:column-width="1.291cm" style:rel-column-width="4810*"/>
    </style:style>
    <style:style style:name="Table7.D" style:family="table-column">
      <style:table-column-properties style:column-width="1.274cm" style:rel-column-width="4744*"/>
    </style:style>
    <style:style style:name="Table7.E" style:family="table-column">
      <style:table-column-properties style:column-width="3.881cm" style:rel-column-width="14458*"/>
    </style:style>
    <style:style style:name="Table7.F" style:family="table-column">
      <style:table-column-properties style:column-width="2.977cm" style:rel-column-width="11096*"/>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6.491cm" style:rel-column-width="24184*"/>
    </style:style>
    <style:style style:name="Table8.B" style:family="table-column">
      <style:table-column-properties style:column-width="1.674cm" style:rel-column-width="6236*"/>
    </style:style>
    <style:style style:name="Table8.C" style:family="table-column">
      <style:table-column-properties style:column-width="1.291cm" style:rel-column-width="4810*"/>
    </style:style>
    <style:style style:name="Table8.D" style:family="table-column">
      <style:table-column-properties style:column-width="1.274cm" style:rel-column-width="4744*"/>
    </style:style>
    <style:style style:name="Table8.E" style:family="table-column">
      <style:table-column-properties style:column-width="2.803cm" style:rel-column-width="10442*"/>
    </style:style>
    <style:style style:name="Table8.F" style:family="table-column">
      <style:table-column-properties style:column-width="4.059cm" style:rel-column-width="15119*"/>
    </style:style>
    <style:style style:name="Table8.A1" style:family="table-cell">
      <style:table-cell-properties style:vertical-align="middle" fo:padding="0.097cm" fo:border-left="0.05pt solid #000000" fo:border-right="none" fo:border-top="0.05pt solid #000000" fo:border-bottom="0.05pt solid #000000"/>
    </style:style>
    <style:style style:name="Table8.F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F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6.491cm" style:rel-column-width="24184*"/>
    </style:style>
    <style:style style:name="Table9.B" style:family="table-column">
      <style:table-column-properties style:column-width="1.674cm" style:rel-column-width="6236*"/>
    </style:style>
    <style:style style:name="Table9.C" style:family="table-column">
      <style:table-column-properties style:column-width="1.291cm" style:rel-column-width="4810*"/>
    </style:style>
    <style:style style:name="Table9.D" style:family="table-column">
      <style:table-column-properties style:column-width="1.274cm" style:rel-column-width="4744*"/>
    </style:style>
    <style:style style:name="Table9.E" style:family="table-column">
      <style:table-column-properties style:column-width="2.803cm" style:rel-column-width="10442*"/>
    </style:style>
    <style:style style:name="Table9.F" style:family="table-column">
      <style:table-column-properties style:column-width="4.059cm" style:rel-column-width="15119*"/>
    </style:style>
    <style:style style:name="Table9.A1" style:family="table-cell">
      <style:table-cell-properties style:vertical-align="middle" fo:padding="0.097cm" fo:border-left="0.05pt solid #000000" fo:border-right="none" fo:border-top="0.05pt solid #000000" fo:border-bottom="0.05pt solid #000000"/>
    </style:style>
    <style:style style:name="Table9.F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F2"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17.59cm" table:align="margins" style:may-break-between-rows="false" style:writing-mode="lr-tb"/>
    </style:style>
    <style:style style:name="Table11.A" style:family="table-column">
      <style:table-column-properties style:column-width="6.491cm" style:rel-column-width="24184*"/>
    </style:style>
    <style:style style:name="Table11.B" style:family="table-column">
      <style:table-column-properties style:column-width="1.674cm" style:rel-column-width="6236*"/>
    </style:style>
    <style:style style:name="Table11.C" style:family="table-column">
      <style:table-column-properties style:column-width="1.291cm" style:rel-column-width="4810*"/>
    </style:style>
    <style:style style:name="Table11.D" style:family="table-column">
      <style:table-column-properties style:column-width="1.274cm" style:rel-column-width="4744*"/>
    </style:style>
    <style:style style:name="Table11.E" style:family="table-column">
      <style:table-column-properties style:column-width="2.803cm" style:rel-column-width="10442*"/>
    </style:style>
    <style:style style:name="Table11.F" style:family="table-column">
      <style:table-column-properties style:column-width="4.059cm" style:rel-column-width="15119*"/>
    </style:style>
    <style:style style:name="Table11.A1" style:family="table-cell">
      <style:table-cell-properties style:vertical-align="middle" fo:padding="0.097cm" fo:border-left="0.05pt solid #000000" fo:border-right="none" fo:border-top="0.05pt solid #000000" fo:border-bottom="0.05pt solid #000000"/>
    </style:style>
    <style:style style:name="Table11.F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6" style:family="paragraph" style:parent-style-name="Table_20_Contents">
      <style:paragraph-properties fo:margin-top="0cm" fo:margin-bottom="0cm" loext:contextual-spacing="false"/>
    </style:style>
    <style:style style:name="P7" style:family="paragraph" style:parent-style-name="Table_20_Contents">
      <style:paragraph-properties fo:margin-top="0cm" fo:margin-bottom="0cm" loext:contextual-spacing="false" fo:text-align="center" style:justify-single-word="false"/>
    </style:style>
    <style:style style:name="P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9" style:family="paragraph" style:parent-style-name="Table_20_Contents">
      <style:paragraph-properties fo:margin-top="0cm" fo:margin-bottom="0cm" loext:contextual-spacing="false" fo:text-align="start" style:justify-single-word="false"/>
    </style:style>
    <style:style style:name="P10" style:family="paragraph" style:parent-style-name="Table_20_Contents">
      <style:paragraph-properties fo:margin-top="0cm" fo:margin-bottom="0cm"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paragraph-properties fo:margin-top="0cm" fo:margin-bottom="0cm" loext:contextual-spacing="false" fo:text-align="center" style:justify-single-word="false"/>
    </style:style>
    <style:style style:name="P12" style:family="paragraph" style:parent-style-name="Standard">
      <style:paragraph-properties fo:margin-top="0cm" fo:margin-bottom="0cm"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Table_20_Heading">
      <style:paragraph-properties fo:margin-top="0cm" fo:margin-bottom="0cm" loext:contextual-spacing="false"/>
    </style:style>
    <style:style style:name="P14"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Standard">
      <style:paragraph-properties fo:break-before="page"/>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Heading_20_1" style:master-page-name="First_20_Page">
      <style:paragraph-properties style:page-number="auto"/>
    </style:style>
    <style:style style:name="P23" style:family="paragraph" style:parent-style-name="Footer">
      <style:paragraph-properties fo:text-align="start" style:justify-single-word="false">
        <style:tab-stops>
          <style:tab-stop style:position="7.62cm" style:type="center"/>
          <style:tab-stop style:position="17.612cm" style:type="right"/>
        </style:tab-stops>
      </style:paragraph-properties>
    </style:style>
    <style:style style:name="P2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3278"/>
    </style:style>
    <style:style style:name="P25"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022a0"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0022a0" style:font-size-asian="8pt"/>
    </style:style>
    <style:style style:name="T6" style:family="text">
      <style:text-properties style:use-window-font-color="true"/>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039a85"/>
    </style:style>
    <style:style style:name="T11" style:family="text">
      <style:text-properties officeooo:rsid="0005a7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OpenLCB Standard defines the protocol for transporting OpenLCB events across <text:span text:style-name="T8">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6">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1186507682641513326" text:style-name="L1">
        <text:list-item>
          <text:p text:style-name="P19">The OpenLCB Message Network Standard, which<text:span text:style-name="T8">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19">The OpenLCB Event Identifiers Standard, which defines the format and content of <text:s/>Event IDs including the class of Well-Known Event IDs and Automatically-Routed Event IDs.</text:p>
        </text:list-item>
        <text:list-item>
          <text:p text:style-name="P19">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8">Event ID</text:span> Range” in the Data Content field refers to a range of <text:span text:style-name="T8">Event ID</text:span> values specified through a compare-under-mask operation. <text:s/>The low bit of the field defines the sign of the mask: a <text:span text:style-name="T10">'</text:span>1<text:span text:style-name="T10">'</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10">AND NOT</text:span> mask) <text:span text:style-name="T10">EQUALS</text:span> (R <text:span text:style-name="T10">AND NOT </text:span>mask) )</text:p>
      <text:p text:style-name="P14"/>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Name</text:p>
          </table:table-cell>
          <table:table-cell table:style-name="Table3.A1" office:value-type="string">
            <text:p text:style-name="P13">Simple Node </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Common MTI</text:p>
          </table:table-cell>
          <table:table-cell table:style-name="Table3.F1" office:value-type="string">
            <text:p text:style-name="P8">Data Content</text:p>
          </table:table-cell>
        </table:table-row>
        <table:table-row>
          <table:table-cell table:style-name="Table3.A2" office:value-type="string">
            <text:p text:style-name="P6">Producer/Consumer Event Report </text:p>
          </table:table-cell>
          <table:table-cell table:style-name="Table3.A2" office:value-type="string">
            <text:p text:style-name="P7">Y</text:p>
          </table:table-cell>
          <table:table-cell table:style-name="Table3.A2" office:value-type="string">
            <text:p text:style-name="P7">N</text:p>
          </table:table-cell>
          <table:table-cell table:style-name="Table3.A2" office:value-type="string">
            <text:p text:style-name="P7">Y</text:p>
          </table:table-cell>
          <table:table-cell table:style-name="Table3.A2" office:value-type="string">
            <text:p text:style-name="P7">0x05B4</text:p>
          </table:table-cell>
          <table:table-cell table:style-name="Table3.F2" office:value-type="string">
            <text:p text:style-name="P10">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Name</text:p>
          </table:table-cell>
          <table:table-cell table:style-name="Table2.A1" office:value-type="string">
            <text:p text:style-name="P13">Simple Node </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Common MTI</text:p>
          </table:table-cell>
          <table:table-cell table:style-name="Table2.F1" office:value-type="string">
            <text:p text:style-name="P8">Data Content</text:p>
          </table:table-cell>
        </table:table-row>
        <table:table-row>
          <table:table-cell table:style-name="Table2.A2" office:value-type="string">
            <text:p text:style-name="P9">Identify Consumer</text:p>
          </table:table-cell>
          <table:table-cell table:style-name="Table2.A2" office:value-type="string">
            <text:p text:style-name="P7">Y</text:p>
          </table:table-cell>
          <table:table-cell table:style-name="Table2.A2" office:value-type="string">
            <text:p text:style-name="P7">N</text:p>
          </table:table-cell>
          <table:table-cell table:style-name="Table2.A2" office:value-type="string">
            <text:p text:style-name="P7">Y</text:p>
          </table:table-cell>
          <table:table-cell table:style-name="Table2.A2" office:value-type="string">
            <text:p text:style-name="P7">0x08F4</text:p>
          </table:table-cell>
          <table:table-cell table:style-name="Table2.F2" office:value-type="string">
            <text:p text:style-name="P7">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8">Name</text:p>
          </table:table-cell>
          <table:table-cell table:style-name="Table4.A1" office:value-type="string">
            <text:p text:style-name="P13">Simple Node </text:p>
          </table:table-cell>
          <table:table-cell table:style-name="Table4.A1" office:value-type="string">
            <text:p text:style-name="P8">Dest ID</text:p>
          </table:table-cell>
          <table:table-cell table:style-name="Table4.A1" office:value-type="string">
            <text:p text:style-name="P8">Event ID</text:p>
          </table:table-cell>
          <table:table-cell table:style-name="Table4.A1" office:value-type="string">
            <text:p text:style-name="P8">Common MTI</text:p>
          </table:table-cell>
          <table:table-cell table:style-name="Table4.F1" office:value-type="string">
            <text:p text:style-name="P8">Data Content</text:p>
          </table:table-cell>
        </table:table-row>
        <table:table-row>
          <table:table-cell table:style-name="Table4.A2" office:value-type="string">
            <text:p text:style-name="P9">Consumer Identified</text:p>
          </table:table-cell>
          <table:table-cell table:style-name="Table4.A2" office:value-type="string">
            <text:p text:style-name="P7">N</text:p>
          </table:table-cell>
          <table:table-cell table:style-name="Table4.A2" office:value-type="string">
            <text:p text:style-name="P7">N</text:p>
          </table:table-cell>
          <table:table-cell table:style-name="Table4.A2" office:value-type="string">
            <text:p text:style-name="P7">Y</text:p>
          </table:table-cell>
          <table:table-cell table:style-name="Table4.A2" office:value-type="string">
            <text:p text:style-name="P9">0x04C4 – Valid<text:line-break/>0x04C5 – Invalid<text:line-break/>0x04C7 – Unknown</text:p>
          </table:table-cell>
          <table:table-cell table:style-name="Table4.F2" office:value-type="string">
            <text:p text:style-name="P7">Event ID</text:p>
          </table:table-cell>
        </table:table-row>
      </table:table>
      <text:p text:style-name="Standard"/>
      <text:p text:style-name="Standard">This message has three sub-forms, which carry the status of the identified consumer. <text:s/>They are, respectively:</text:p>
      <text:list xml:id="list4246904183345725253" text:style-name="L2">
        <text:list-item>
          <text:p text:style-name="P20">Currently valid – the internal state of the consumer &amp; associated devices is known to be <text:span text:style-name="T10">the </text:span>same as if this <text:span text:style-name="T11">was the last </text:span>event <text:span text:style-name="T11">consumed</text:span></text:p>
        </text:list-item>
        <text:list-item>
          <text:p text:style-name="P20">Currently invalid – the internal state of the consumer &amp; associated devices is known to not be the same as if this <text:span text:style-name="T11">was the last </text:span>event <text:span text:style-name="T11">consumed</text:span></text:p>
        </text:list-item>
        <text:list-item>
          <text:p text:style-name="P20"><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8">Name</text:p>
          </table:table-cell>
          <table:table-cell table:style-name="Table5.A1" office:value-type="string">
            <text:p text:style-name="P13">Simple Node </text:p>
          </table:table-cell>
          <table:table-cell table:style-name="Table5.A1" office:value-type="string">
            <text:p text:style-name="P8">Dest ID</text:p>
          </table:table-cell>
          <table:table-cell table:style-name="Table5.A1" office:value-type="string">
            <text:p text:style-name="P8">Event ID</text:p>
          </table:table-cell>
          <table:table-cell table:style-name="Table5.A1" office:value-type="string">
            <text:p text:style-name="P8">Common MTI</text:p>
          </table:table-cell>
          <table:table-cell table:style-name="Table5.F1" office:value-type="string">
            <text:p text:style-name="P8">Data Content</text:p>
          </table:table-cell>
        </table:table-row>
        <table:table-row>
          <table:table-cell table:style-name="Table5.A2" office:value-type="string">
            <text:p text:style-name="P9">Consumer Range Identified</text:p>
          </table:table-cell>
          <table:table-cell table:style-name="Table5.A2" office:value-type="string">
            <text:p text:style-name="P7">N</text:p>
          </table:table-cell>
          <table:table-cell table:style-name="Table5.A2" office:value-type="string">
            <text:p text:style-name="P7">N</text:p>
          </table:table-cell>
          <table:table-cell table:style-name="Table5.A2" office:value-type="string">
            <text:p text:style-name="P7">Y</text:p>
          </table:table-cell>
          <table:table-cell table:style-name="Table5.A2" office:value-type="string">
            <text:p text:style-name="P7">0x04A4</text:p>
          </table:table-cell>
          <table:table-cell table:style-name="Table5.F2" office:value-type="string">
            <text:p text:style-name="P11"><text:span text:style-name="T8">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8">Name</text:p>
          </table:table-cell>
          <table:table-cell table:style-name="Table6.A1" office:value-type="string">
            <text:p text:style-name="P13">Simple Node </text:p>
          </table:table-cell>
          <table:table-cell table:style-name="Table6.A1" office:value-type="string">
            <text:p text:style-name="P8">Dest ID</text:p>
          </table:table-cell>
          <table:table-cell table:style-name="Table6.A1" office:value-type="string">
            <text:p text:style-name="P8">Event ID</text:p>
          </table:table-cell>
          <table:table-cell table:style-name="Table6.A1" office:value-type="string">
            <text:p text:style-name="P8">Common MTI</text:p>
          </table:table-cell>
          <table:table-cell table:style-name="Table6.F1" office:value-type="string">
            <text:p text:style-name="P8">Data Content</text:p>
          </table:table-cell>
        </table:table-row>
        <table:table-row>
          <table:table-cell table:style-name="Table6.A2" office:value-type="string">
            <text:p text:style-name="P9">Identify Producer</text:p>
          </table:table-cell>
          <table:table-cell table:style-name="Table6.A2" office:value-type="string">
            <text:p text:style-name="P7">Y</text:p>
          </table:table-cell>
          <table:table-cell table:style-name="Table6.A2" office:value-type="string">
            <text:p text:style-name="P7">N</text:p>
          </table:table-cell>
          <table:table-cell table:style-name="Table6.A2" office:value-type="string">
            <text:p text:style-name="P7">Y</text:p>
          </table:table-cell>
          <table:table-cell table:style-name="Table6.A2" office:value-type="string">
            <text:p text:style-name="P7">0x0914</text:p>
          </table:table-cell>
          <table:table-cell table:style-name="Table6.F2" office:value-type="string">
            <text:p text:style-name="P7">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8">Name</text:p>
          </table:table-cell>
          <table:table-cell table:style-name="Table7.A1" office:value-type="string">
            <text:p text:style-name="P13">Simple Node </text:p>
          </table:table-cell>
          <table:table-cell table:style-name="Table7.A1" office:value-type="string">
            <text:p text:style-name="P8">Dest ID</text:p>
          </table:table-cell>
          <table:table-cell table:style-name="Table7.A1" office:value-type="string">
            <text:p text:style-name="P8">Event ID</text:p>
          </table:table-cell>
          <table:table-cell table:style-name="Table7.A1" office:value-type="string">
            <text:p text:style-name="P8">Common MTI</text:p>
          </table:table-cell>
          <table:table-cell table:style-name="Table7.F1" office:value-type="string">
            <text:p text:style-name="P8">Data Content</text:p>
          </table:table-cell>
        </table:table-row>
        <table:table-row>
          <table:table-cell table:style-name="Table7.A2" office:value-type="string">
            <text:p text:style-name="P9">Producer Identified</text:p>
          </table:table-cell>
          <table:table-cell table:style-name="Table7.A2" office:value-type="string">
            <text:p text:style-name="P7">N</text:p>
          </table:table-cell>
          <table:table-cell table:style-name="Table7.A2" office:value-type="string">
            <text:p text:style-name="P7">N</text:p>
          </table:table-cell>
          <table:table-cell table:style-name="Table7.A2" office:value-type="string">
            <text:p text:style-name="P7">Y</text:p>
          </table:table-cell>
          <table:table-cell table:style-name="Table7.A2" office:value-type="string">
            <text:p text:style-name="P9">0x0544 – Valid<text:line-break/>0x0545 – Invalid<text:line-break/>0x0547-- Unknown</text:p>
          </table:table-cell>
          <table:table-cell table:style-name="Table7.F2" office:value-type="string">
            <text:p text:style-name="P7">Event ID</text:p>
          </table:table-cell>
        </table:table-row>
      </table:table>
      <text:p text:style-name="Standard"/>
      <text:p text:style-name="Standard">This message has three sub-forms, which carry the status of the identified producer. <text:s/>They are, respectively:</text:p>
      <text:list xml:id="list214425339574984" text:continue-numbering="true" text:style-name="L2">
        <text:list-item>
          <text:p text:style-name="P20">Currently valid – the internal state of the producer &amp; associated devices is known to be that which would cause them to produce the event</text:p>
        </text:list-item>
        <text:list-item>
          <text:p text:style-name="P20">Currently invalid – the internal state of the producer &amp; associated devices is known to not be the same as that which would cause them to produce the event</text:p>
        </text:list-item>
        <text:list-item>
          <text:p text:style-name="P20">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8">Name</text:p>
          </table:table-cell>
          <table:table-cell table:style-name="Table8.A1" office:value-type="string">
            <text:p text:style-name="P13">Simple Node </text:p>
          </table:table-cell>
          <table:table-cell table:style-name="Table8.A1" office:value-type="string">
            <text:p text:style-name="P8">Dest ID</text:p>
          </table:table-cell>
          <table:table-cell table:style-name="Table8.A1" office:value-type="string">
            <text:p text:style-name="P8">Event ID</text:p>
          </table:table-cell>
          <table:table-cell table:style-name="Table8.A1" office:value-type="string">
            <text:p text:style-name="P8">Common</text:p>
            <text:p text:style-name="P8">MTI</text:p>
          </table:table-cell>
          <table:table-cell table:style-name="Table8.F1" office:value-type="string">
            <text:p text:style-name="P8">Data Content</text:p>
          </table:table-cell>
        </table:table-row>
        <table:table-row>
          <table:table-cell table:style-name="Table8.A2" office:value-type="string">
            <text:p text:style-name="P9">Producer Identified Range</text:p>
          </table:table-cell>
          <table:table-cell table:style-name="Table8.A2" office:value-type="string">
            <text:p text:style-name="P7">N</text:p>
          </table:table-cell>
          <table:table-cell table:style-name="Table8.A2" office:value-type="string">
            <text:p text:style-name="P7">N</text:p>
          </table:table-cell>
          <table:table-cell table:style-name="Table8.A2" office:value-type="string">
            <text:p text:style-name="P7">Y</text:p>
          </table:table-cell>
          <table:table-cell table:style-name="Table8.A2" office:value-type="string">
            <text:p text:style-name="P7">0x0524</text:p>
          </table:table-cell>
          <table:table-cell table:style-name="Table8.F2" office:value-type="string">
            <text:p text:style-name="P11"><text:span text:style-name="T8">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8">Name</text:p>
          </table:table-cell>
          <table:table-cell table:style-name="Table9.A1" office:value-type="string">
            <text:p text:style-name="P13">Simple Node </text:p>
          </table:table-cell>
          <table:table-cell table:style-name="Table9.A1" office:value-type="string">
            <text:p text:style-name="P8">Dest ID</text:p>
          </table:table-cell>
          <table:table-cell table:style-name="Table9.A1" office:value-type="string">
            <text:p text:style-name="P8">Event ID</text:p>
          </table:table-cell>
          <table:table-cell table:style-name="Table9.A1" office:value-type="string">
            <text:p text:style-name="P8">Common</text:p>
            <text:p text:style-name="P8">MTI</text:p>
          </table:table-cell>
          <table:table-cell table:style-name="Table9.F1" office:value-type="string">
            <text:p text:style-name="P8">Data Content</text:p>
          </table:table-cell>
        </table:table-row>
        <table:table-row>
          <table:table-cell table:style-name="Table9.A2" table:number-rows-spanned="2" office:value-type="string">
            <text:p text:style-name="P9">Identify Events</text:p>
          </table:table-cell>
          <table:table-cell table:style-name="Table9.A2" office:value-type="string">
            <text:p text:style-name="P7">Y</text:p>
          </table:table-cell>
          <table:table-cell table:style-name="Table9.A2" office:value-type="string">
            <text:p text:style-name="P7">N</text:p>
          </table:table-cell>
          <table:table-cell table:style-name="Table9.A2" office:value-type="string">
            <text:p text:style-name="P7">N</text:p>
          </table:table-cell>
          <table:table-cell table:style-name="Table9.A2" office:value-type="string">
            <text:p text:style-name="P7">0x0970</text:p>
          </table:table-cell>
          <table:table-cell table:style-name="Table9.F2" office:value-type="string">
            <text:p text:style-name="P7"/>
          </table:table-cell>
        </table:table-row>
        <table:table-row>
          <table:covered-table-cell/>
          <table:table-cell table:style-name="Table9.A2" office:value-type="string">
            <text:p text:style-name="P7">N</text:p>
          </table:table-cell>
          <table:table-cell table:style-name="Table9.A2" office:value-type="string">
            <text:p text:style-name="P7">Y</text:p>
          </table:table-cell>
          <table:table-cell table:style-name="Table9.A2" office:value-type="string">
            <text:p text:style-name="P7">N</text:p>
          </table:table-cell>
          <table:table-cell table:style-name="Table9.A2" office:value-type="string">
            <text:p text:style-name="P7">0x0968</text:p>
          </table:table-cell>
          <table:table-cell table:style-name="Table9.F2" office:value-type="string">
            <text:p text:style-name="P7">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8">Name</text:p>
          </table:table-cell>
          <table:table-cell table:style-name="Table11.A1" office:value-type="string">
            <text:p text:style-name="P13">Simple Node </text:p>
          </table:table-cell>
          <table:table-cell table:style-name="Table11.A1" office:value-type="string">
            <text:p text:style-name="P8">Dest ID</text:p>
          </table:table-cell>
          <table:table-cell table:style-name="Table11.A1" office:value-type="string">
            <text:p text:style-name="P8">Event ID</text:p>
          </table:table-cell>
          <table:table-cell table:style-name="Table11.A1" office:value-type="string">
            <text:p text:style-name="P8">Common</text:p>
            <text:p text:style-name="P8">MTI</text:p>
          </table:table-cell>
          <table:table-cell table:style-name="Table11.F1" office:value-type="string">
            <text:p text:style-name="P8">Data Content</text:p>
          </table:table-cell>
        </table:table-row>
        <table:table-row>
          <table:table-cell table:style-name="Table11.A2" office:value-type="string">
            <text:p text:style-name="P9">Learn Event</text:p>
          </table:table-cell>
          <table:table-cell table:style-name="Table11.A2" office:value-type="string">
            <text:p text:style-name="P7">Y</text:p>
          </table:table-cell>
          <table:table-cell table:style-name="Table11.A2" office:value-type="string">
            <text:p text:style-name="P7">N</text:p>
          </table:table-cell>
          <table:table-cell table:style-name="Table11.A2" office:value-type="string">
            <text:p text:style-name="P7">Y</text:p>
          </table:table-cell>
          <table:table-cell table:style-name="Table11.A2" office:value-type="string">
            <text:p text:style-name="P7">0x0594</text:p>
          </table:table-cell>
          <table:table-cell table:style-name="Table11.F2" office:value-type="string">
            <text:p text:style-name="P12">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448547533390172506" text:style-name="L3">
        <text:list-item>
          <text:p text:style-name="P21">The producer or consumer sends a Producer Identified or Consumer Identified, respectively, message containing the Event ID.</text:p>
        </text:list-item>
        <text:list-item>
          <text:p text:style-name="P21">The producer or consumer sends a Producer Range Identified or Consumer Range Identified, respectively, message where the indicated range contains the Event ID.</text:p>
        </text:list-item>
        <text:list-item>
          <text:p text:style-name="P21">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10">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8">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8">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8">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8">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8">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Message Formats (Normative)<text:tab/>1</text:p>
          <text:p text:style-name="P18"><text:s/>4.1 Producer/Consumer Event Report (PCER)<text:tab/>2</text:p>
          <text:p text:style-name="P18"><text:s/>4.2 Identify Consumer<text:tab/>2</text:p>
          <text:p text:style-name="P18"><text:s/>4.3 Consumer Identified<text:tab/>2</text:p>
          <text:p text:style-name="P18"><text:s/>4.4 Consumer Range Identified<text:tab/>3</text:p>
          <text:p text:style-name="P18"><text:s/>4.5 Identify Producer<text:tab/>3</text:p>
          <text:p text:style-name="P18"><text:s/>4.6 Producer Identified<text:tab/>3</text:p>
          <text:p text:style-name="P18"><text:s/>4.7 Producer Range Identified<text:tab/>3</text:p>
          <text:p text:style-name="P18"><text:s/>4.8 Identify Events<text:tab/>4</text:p>
          <text:p text:style-name="P18"><text:s/>4.9 Learn Event<text:tab/>4</text:p>
          <text:p text:style-name="P17"><text:s/>5 States (Normative)<text:tab/>4</text:p>
          <text:p text:style-name="P17"><text:s/>6 Interactions (Normative)<text:tab/>5</text:p>
          <text:p text:style-name="P18"><text:s/>6.1 Event Transfer<text:tab/>5</text:p>
          <text:p text:style-name="P18"><text:s/>6.2 Event Inquiry<text:tab/>5</text:p>
          <text:p text:style-name="P18"><text:s/>6.3 Producer Inquiry<text:tab/>5</text:p>
          <text:p text:style-name="P18"><text:s/>6.4 Consumer Inquiry<text:tab/>6</text:p>
          <text:p text:style-name="P18"><text:s/>6.5 Teach/Learn Configuration<text:tab/>6</text:p>
          <text:p text:style-name="P18"><text:s/>6.6 Resetting to Default<text:tab/>6</text:p>
          <text:p text:style-name="P17"><text:s/>7 CAN Adaptation (Normative)<text:tab/>6</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08cm" style:rel-column-width="34386*"/>
    </style:style>
    <style:style style:name="Table1.B" style:family="table-column">
      <style:table-column-properties style:column-width="0.108cm" style:rel-column-width="440*"/>
    </style:style>
    <style:style style:name="Table1.C" style:family="table-column">
      <style:table-column-properties style:column-width="4.36cm" style:rel-column-width="17831*"/>
    </style:style>
    <style:style style:name="Table1.D" style:family="table-column">
      <style:table-column-properties style:column-width="3.149cm" style:rel-column-width="1287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3278"/>
    </style:style>
    <style:style style:name="MP3" style:family="paragraph" style:parent-style-name="Footer">
      <style:paragraph-properties fo:text-align="start" style:justify-single-word="false">
        <style:tab-stops>
          <style:tab-stop style:position="7.62cm" style:type="center"/>
          <style:tab-stop style:position="17.612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MP8"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0022a0"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0022a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Standard</text:p>
      </style:header>
      <style:footer>
        <text:tracked-changes>
          <text:changed-region xml:id="ct105553241604992" text:id="ct105553241604992">
            <text:deletion>
              <office:change-info>
                <dc:creator>Unknown Author</dc:creator>
                <dc:date>2021-04-25T21:44:00</dc:date>
              </office:change-info>
              <text:p text:style-name="MP3"><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241605216" text:id="ct105553241605216">
            <text:insertion>
              <office:change-info>
                <dc:creator>Unknown Author</dc:creator>
                <dc:date>2021-04-25T21:44:00</dc:date>
              </office:change-info>
            </text:insertion>
          </text:changed-region>
        </text:tracked-changes>
        <text:p text:style-name="MP2"><text:change text:change-id="ct105553241604992"/><text:change-start text:change-id="ct105553241605216"/><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241605216"/></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347cm" svg:y="0.018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s/>Event Transport</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67031296" text:id="ct105553167031296">
            <text:deletion>
              <office:change-info>
                <dc:creator>Unknown Author</dc:creator>
                <dc:date>2021-04-25T21:43:00</dc:date>
              </office:change-info>
              <text:p text:style-name="MP8"><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4"/></text:span></text:p>
            </text:deletion>
          </text:changed-region>
          <text:changed-region xml:id="ct105553167025472" text:id="ct105553167025472">
            <text:insertion>
              <office:change-info>
                <dc:creator>Unknown Author</dc:creator>
                <dc:date>2021-04-25T21:43:00</dc:date>
              </office:change-info>
            </text:insertion>
          </text:changed-region>
        </text:tracked-changes>
        <text:p text:style-name="MP8"><text:change text:change-id="ct105553167031296"/><text:change-start text:change-id="ct105553167025472"/><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7025472"/></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64</meta:editing-cycles>
    <meta:editing-duration>P4DT5H56M26S</meta:editing-duration>
    <meta:generator>LibreOffice/5.2.3.3$MacOSX_X86_64 LibreOffice_project/d54a8868f08a7b39642414cf2c8ef2f228f780cf</meta:generator>
    <dc:date>2021-04-25T21:44:23.858114328</dc:date>
    <meta:keyword>Event Transport</meta:keyword>
    <meta:document-statistic meta:table-count="10" meta:image-count="1" meta:object-count="0" meta:page-count="7" meta:paragraph-count="212" meta:word-count="2050" meta:character-count="12750" meta:non-whitespace-character-count="10835"/>
    <meta:user-defined meta:name="OLCBdate">Apr 25, 2021</meta:user-defined>
    <meta:user-defined meta:name="OLCBstatus">Adopted</meta:user-defined>
    <meta:user-defined meta:name="OLCByear">2021</meta:user-defined>
  </office:meta>
</office:document-meta>
</file>